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Sans 12" svg:font-family="'LM Sans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M Sans 12" fo:font-size="14pt" officeooo:rsid="0004eb5b" officeooo:paragraph-rsid="000810d2" style:font-size-asian="12.25pt" style:font-size-complex="14pt"/>
    </style:style>
    <style:style style:name="P2" style:family="paragraph" style:parent-style-name="Standard">
      <style:text-properties style:font-name="LM Sans 12" fo:font-size="14pt" officeooo:rsid="0004eb5b" officeooo:paragraph-rsid="000985bf" style:font-size-asian="12.25pt" style:font-size-complex="14pt"/>
    </style:style>
    <style:style style:name="P3" style:family="paragraph" style:parent-style-name="Standard">
      <style:text-properties style:font-name="LM Sans 12" fo:font-size="14pt" officeooo:rsid="0004eb5b" officeooo:paragraph-rsid="000e5c86" style:font-size-asian="12.25pt" style:font-size-complex="14pt"/>
    </style:style>
    <style:style style:name="P4" style:family="paragraph" style:parent-style-name="Standard">
      <style:text-properties style:font-name="LM Sans 12" fo:font-size="14pt" officeooo:rsid="0004eb5b" officeooo:paragraph-rsid="000fb234" style:font-size-asian="12.25pt" style:font-size-complex="14pt"/>
    </style:style>
    <style:style style:name="P5" style:family="paragraph" style:parent-style-name="Standard">
      <style:text-properties style:font-name="LM Sans 12" fo:font-size="14pt" officeooo:rsid="0004eb5b" officeooo:paragraph-rsid="0013d0a3" style:font-size-asian="12.25pt" style:font-size-complex="14pt"/>
    </style:style>
    <style:style style:name="P6" style:family="paragraph" style:parent-style-name="Standard">
      <style:text-properties style:font-name="LM Sans 12" fo:font-size="14pt" officeooo:rsid="0004eb5b" officeooo:paragraph-rsid="001744b9" style:font-size-asian="12.25pt" style:font-size-complex="14pt"/>
    </style:style>
    <style:style style:name="P7" style:family="paragraph" style:parent-style-name="Standard">
      <style:text-properties style:font-name="LM Sans 12" fo:font-size="14pt" officeooo:rsid="000810d2" officeooo:paragraph-rsid="000985bf" style:font-size-asian="12.25pt" style:font-size-complex="14pt"/>
    </style:style>
    <style:style style:name="P8" style:family="paragraph" style:parent-style-name="Standard">
      <style:text-properties style:font-name="LM Sans 12" fo:font-size="14pt" officeooo:rsid="000810d2" officeooo:paragraph-rsid="000d0635" style:font-size-asian="12.25pt" style:font-size-complex="14pt"/>
    </style:style>
    <style:style style:name="P9" style:family="paragraph" style:parent-style-name="Standard">
      <style:text-properties style:font-name="LM Sans 12" fo:font-size="14pt" officeooo:rsid="000810d2" officeooo:paragraph-rsid="000e5c86" style:font-size-asian="12.25pt" style:font-size-complex="14pt"/>
    </style:style>
    <style:style style:name="P10" style:family="paragraph" style:parent-style-name="Standard">
      <style:text-properties style:font-name="LM Sans 12" fo:font-size="14pt" officeooo:rsid="000e5c86" officeooo:paragraph-rsid="000fb234" style:font-size-asian="12.25pt" style:font-size-complex="14pt"/>
    </style:style>
    <style:style style:name="P11" style:family="paragraph" style:parent-style-name="Standard">
      <style:text-properties style:font-name="LM Sans 12" fo:font-size="14pt" officeooo:rsid="0011dcc7" officeooo:paragraph-rsid="0013d0a3" style:font-size-asian="12.25pt" style:font-size-complex="14pt"/>
    </style:style>
    <style:style style:name="P12" style:family="paragraph" style:parent-style-name="Standard">
      <style:text-properties style:font-name="LM Sans 12" fo:font-size="14pt" officeooo:rsid="0014c799" officeooo:paragraph-rsid="001744b9" style:font-size-asian="12.25pt" style:font-size-complex="14pt"/>
    </style:style>
    <style:style style:name="P13" style:family="paragraph" style:parent-style-name="Standard">
      <style:text-properties style:font-name="LM Sans 12" fo:font-size="14pt" officeooo:rsid="0014c799" officeooo:paragraph-rsid="00196607" style:font-size-asian="12.25pt" style:font-size-complex="14pt"/>
    </style:style>
    <style:style style:name="P14" style:family="paragraph" style:parent-style-name="Standard">
      <style:text-properties style:font-name="LM Sans 12" fo:font-size="14pt" officeooo:rsid="0014c799" officeooo:paragraph-rsid="001dd7e3" style:font-size-asian="12.25pt" style:font-size-complex="14pt"/>
    </style:style>
    <style:style style:name="P15" style:family="paragraph" style:parent-style-name="Standard">
      <style:text-properties style:font-name="LM Sans 12" fo:font-size="14pt" officeooo:rsid="001a880d" officeooo:paragraph-rsid="001e2551" style:font-size-asian="12.25pt" style:font-size-complex="14pt"/>
    </style:style>
    <style:style style:name="P16" style:family="paragraph" style:parent-style-name="Standard">
      <style:text-properties style:font-name="LM Sans 12" fo:font-size="14pt" officeooo:rsid="001a880d" officeooo:paragraph-rsid="0024ea31" style:font-size-asian="12.25pt" style:font-size-complex="14pt"/>
    </style:style>
    <style:style style:name="P17" style:family="paragraph" style:parent-style-name="Standard">
      <style:text-properties style:font-name="LM Sans 12" fo:font-size="14pt" officeooo:rsid="001a880d" officeooo:paragraph-rsid="002bb67b" style:font-size-asian="12.25pt" style:font-size-complex="14pt"/>
    </style:style>
    <style:style style:name="P18" style:family="paragraph" style:parent-style-name="Standard">
      <style:text-properties style:font-name="LM Sans 12" fo:font-size="14pt" officeooo:rsid="0024ea31" officeooo:paragraph-rsid="0024ea31" style:font-size-asian="12.25pt" style:font-size-complex="14pt"/>
    </style:style>
    <style:style style:name="P19" style:family="paragraph" style:parent-style-name="Standard">
      <style:text-properties style:font-name="LM Sans 12" fo:font-size="14pt" officeooo:rsid="00047296" officeooo:paragraph-rsid="0004eb5b" style:font-size-asian="12.25pt" style:font-size-complex="14pt"/>
    </style:style>
    <style:style style:name="P20" style:family="paragraph" style:parent-style-name="Standard">
      <style:text-properties style:font-name="LM Sans 12" fo:font-size="14pt" officeooo:rsid="002bb67b" officeooo:paragraph-rsid="002bb67b" style:font-size-asian="12.25pt" style:font-size-complex="14pt"/>
    </style:style>
    <style:style style:name="P21" style:family="paragraph" style:parent-style-name="Standard">
      <style:text-properties style:font-name="LM Sans 12" fo:font-size="14pt" officeooo:rsid="002bb67b" officeooo:paragraph-rsid="002bddca" style:font-size-asian="12.25pt" style:font-size-complex="14pt"/>
    </style:style>
    <style:style style:name="P22" style:family="paragraph" style:parent-style-name="Standard">
      <style:text-properties style:font-name="LM Sans 12" fo:font-size="14pt" officeooo:rsid="0031631d" officeooo:paragraph-rsid="0031631d" style:font-size-asian="12.25pt" style:font-size-complex="14pt"/>
    </style:style>
    <style:style style:name="P23" style:family="paragraph" style:parent-style-name="Standard">
      <style:text-properties style:font-name="LM Sans 12" fo:font-size="14pt" officeooo:rsid="0031631d" officeooo:paragraph-rsid="0031631d" style:font-size-asian="12.25pt" style:font-size-complex="14pt"/>
    </style:style>
    <style:style style:name="P24" style:family="paragraph" style:parent-style-name="Standard">
      <style:text-properties style:font-name="LM Sans 12" fo:font-size="14pt" officeooo:rsid="0032d0b4" officeooo:paragraph-rsid="0032d0b4" style:font-size-asian="12.25pt" style:font-size-complex="14pt"/>
    </style:style>
    <style:style style:name="T1" style:family="text">
      <style:text-properties officeooo:rsid="0004eb5b"/>
    </style:style>
    <style:style style:name="T2" style:family="text">
      <style:text-properties officeooo:rsid="000810d2"/>
    </style:style>
    <style:style style:name="T3" style:family="text">
      <style:text-properties officeooo:rsid="000fb234"/>
    </style:style>
    <style:style style:name="T4" style:family="text">
      <style:text-properties officeooo:rsid="000fc925"/>
    </style:style>
    <style:style style:name="T5" style:family="text">
      <style:text-properties officeooo:rsid="0011dcc7"/>
    </style:style>
    <style:style style:name="T6" style:family="text">
      <style:text-properties officeooo:rsid="0013d0a3"/>
    </style:style>
    <style:style style:name="T7" style:family="text">
      <style:text-properties officeooo:rsid="0014c799"/>
    </style:style>
    <style:style style:name="T8" style:family="text">
      <style:text-properties officeooo:rsid="00196607"/>
    </style:style>
    <style:style style:name="T9" style:family="text">
      <style:text-properties officeooo:rsid="001a880d"/>
    </style:style>
    <style:style style:name="T10" style:family="text">
      <style:text-properties officeooo:rsid="001e2551"/>
    </style:style>
    <style:style style:name="T11" style:family="text">
      <style:text-properties officeooo:rsid="0021796e"/>
    </style:style>
    <style:style style:name="T12" style:family="text">
      <style:text-properties officeooo:rsid="0022919f"/>
    </style:style>
    <style:style style:name="T13" style:family="text">
      <style:text-properties officeooo:rsid="00232623"/>
    </style:style>
    <style:style style:name="T14" style:family="text">
      <style:text-properties officeooo:rsid="0024ea31"/>
    </style:style>
    <style:style style:name="T15" style:family="text">
      <style:text-properties officeooo:rsid="0025ba83"/>
    </style:style>
    <style:style style:name="T16" style:family="text">
      <style:text-properties officeooo:rsid="0029cb48"/>
    </style:style>
    <style:style style:name="T17" style:family="text">
      <style:text-properties officeooo:rsid="002bb67b"/>
    </style:style>
    <style:style style:name="T18" style:family="text">
      <style:text-properties officeooo:rsid="002e324c"/>
    </style:style>
    <style:style style:name="T19" style:family="text">
      <style:text-properties officeooo:rsid="003062d7"/>
    </style:style>
    <style:style style:name="T20" style:family="text">
      <style:text-properties officeooo:rsid="0031631d"/>
    </style:style>
    <style:style style:name="T21" style:family="text">
      <style:text-properties officeooo:rsid="0032c3e2"/>
    </style:style>
    <style:style style:name="T22" style:family="text">
      <style:text-properties officeooo:rsid="0032c9ae"/>
    </style:style>
    <style:style style:name="T23" style:family="text">
      <style:text-properties officeooo:rsid="0032d0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 a small town, it’s usually difficult to get away with anything. Most people know one another, and are always into your business. Sometimes this could be a good thing, in case you need something done to your house, or your car breaks down and you count on someone in town, stopping to help you get back on your way. <text:span text:style-name="T1">Those times are when you want to count on your neighbor.</text:span></text:p>
      <text:p text:style-name="P1"><text:tab/>What if you want to do something and get away with it, should you settle in a small town? Jack decided it was worth the risk to do just that. He chose a town to commit his acts of terror, thinking it would be a perfect place to hide. <text:span text:style-name="T2">Little did he know, he chose the wrong town.</text:span></text:p>
      <text:p text:style-name="P2"><text:s/><text:tab/><text:span text:style-name="T2">The year is 1981, winter has set in, with a strong wind blowing through this small town in Idaho. Jack is settling in, after just moving here two months ago. He’s just landed a new job in the local saw mill. Because of his past job experiences, he was hired as a foreman on the second shift. Jack likes being home during the day, and doesn’t mind the late nights. </text:span></text:p>
      <text:p text:style-name="P7"><text:tab/>Working at night, gives him time during the day, to do what he does best. Terrorize and cause fear in those who least expect it. He’s moves around to avoid being discovered, which might land him in prison the rest of his life. </text:p>
      <text:p text:style-name="P8"><text:tab/>Jack works alone, but causes other people to take the fall for him. He’s good at setting people up. Never has he been accused of a crime. Never has he even been questioned. When Jack is around, trouble is never far behind. Just ask the poor souls setting in jail, at the last town he took up residents in. </text:p>
      <text:p text:style-name="P8"><text:tab/>Weekends are a time of rest for Jack, he needs time to unwind, and plan his next move. He’s been in town long enough to case out a few possible places to commit his first crime. </text:p>
      <text:p text:style-name="P9"><text:tab/>The last few days, Jack has been hanging out at the local coffee house, studying his next victim. You will never suspect your being watched, when Jack is tuned in on your conversation, or watching your every move. Don’t think that your safe among friends, especially if He become one of yours. I think you see the point. </text:p>
      <text:p text:style-name="P9"><text:tab/>Jack leaves the coffee house and proceeds to head down main street to a private road, behind an apartment building. This is a secluded area, where not many people will venture towards. His plan is to break into a ground level apartment and set in motion his next crime. </text:p>
      <text:p text:style-name="P3"/>
      <text:p text:style-name="P10">While at the coffee house, he walked by a table, just vacated by a young couple. He slides by, close to the table, and grabs a half empty <text:soft-page-break/>plastic water bottle, used by the young man sitting at the table. He slips it into his rather large side coat pocket, careful not to include his own prints. Maybe that’s the reason he slips on his gloves, before hand. </text:p>
      <text:p text:style-name="P4"><text:tab/><text:span text:style-name="T3">That bottle was left behind at the apartment, after he had slipped into an occupied bedroom, and incapacitated the poor person that was fast asleep. The bottle was left on the night stand, next to the bedside. You can be sure the finger prints on the bottle will give the police some needed clues to solve the crime. </text:span></text:p>
      <text:p text:style-name="P4"><text:tab/><text:span text:style-name="T4">Jack goes on about his business, and soon gets ready to leaves for his shift at the mill. On the way to his work, he takes a detour past the scene of the crime. As he expected, the police were all around the place. Crime tape strung across the front door of the apartment. His work is done, now it’s time for the police to pickup the fall guy, and leave the real culprit to go free. </text:span></text:p>
      <text:p text:style-name="P4"><text:tab/><text:span text:style-name="T5">Jack finishes his shift at work, and stops by the corner store to see if the morning papers has been delivered. He wants to see if any reporting of the crime is featured in the local paper, which most often is the case in small towns. Murder is big news, anywhere. </text:span></text:p>
      <text:p text:style-name="P5"><text:tab/><text:span text:style-name="T5">He picks up a copy of the paper, and wait until he gets home to look up any news. Sure enough the front page story reads “Murder in South Side Apartment” , “Prominent local business man is victim.” Jack puts down the paper and heads to the kitchen to make himself breakfast. “Success again, maybe I’ll wait awhile for the next crime.” </text:span></text:p>
      <text:p text:style-name="P11"><text:tab/>After having breakfast, Jack heads out to the local movie house to catch a late morning movie. He spends a lot of time watching movies in the local movie houses. These are excellent places to make choices for his next crime. People tend to do too much talking before a movie starts. They don’t even realize how much personal information they talk about, using their loudest voices, when He’s right there listening to every word. It’s a treasure trove of information. </text:p>
      <text:p text:style-name="P5"><text:tab/><text:span text:style-name="T6">After the movie, and all the information he stored in his mind, from the young man sitting directly behind him, he goes home and right way begins to plan his next crime. He tends to not wait long, and acts while his mind is fresh from the resent collected information. He then decides he can’t wait very long to commit this planned crime. Timing will be the key to the success of this one. After his shift, Jack heads just out of the town limits to a section of housing, of the low income type. </text:span></text:p>
      <text:p text:style-name="P6"><text:tab/><text:span text:style-name="T7">He’s careful to not attract any attention when he pulls into a side street of only a few small homes. He knows the target, he wants to hit. </text:span><text:soft-page-break/><text:span text:style-name="T7">This time, he’s not there to harm anyone, but to set things in motion, that will eventuality cause the person who lives there to commit a crime in the future. He’s uses this tactic a lot to achieve a crime, he doesn’t have to commit himself. This is one of his favorite moves. </text:span></text:p>
      <text:p text:style-name="P12"><text:tab/>Later the next day, when he’s back at the coffee house, he steps inside and sees two men going at it. He knows what it is all about, and says to himself, Well that sure worked out as planned. I just didn’t thank it would happen this fast. As a bonus, I even got to see it firsthand. That rarely happens. I’m usually just reading about it in the newspaper. </text:p>
      <text:p text:style-name="P13"><text:tab/>Seconds later the police and rescue arrive to carry the wounded person to the hospital, and the suspect into police custody. He overhears one officer say, he doesn’t think the guy is going to make it to the hospital. Right on, Jack says to himself inside his mind. Another one bites the dust. </text:p>
      <text:p text:style-name="P13"><text:tab/><text:span text:style-name="T8">The second crime, in the past two days have the police on high alert, and still investigating. Jack is following the news being publishing in the local paper. He cuts out every article and places them in his “Crime” scrape book. He likes to look back, in case he needs ideas for additional crimes. Although he seldom has company at his place, he still hides the book in a secret place in his bedroom. </text:span></text:p>
      <text:p text:style-name="P13"><text:tab/><text:span text:style-name="T8">Watching television before work, he gets an idea from the show he watched, and decides to use it to plan his next adventure. He prefers to call them adventures, rather than crimes. It makes him feel better about himself. Jotting down a few notes, he then tucks the paper into his front pocket, to study during his dinner break at work. </text:span></text:p>
      <text:p text:style-name="P14"><text:tab/><text:span text:style-name="T9">The next adventure will take a bit of planning, and depending on the timing of the people involved, it could take up to a week to complete. He’ll know more, after he visits the local post office in the morning, when he gets off work. That’s when he will put into motion, the next crime. </text:span></text:p>
      <text:p text:style-name="P15"><text:tab/>Work ends and Jack is heading back into town, before going home. His first stop is the hardware store. He is there to buy supplies for his next crime. Taking his shopping list out of his jacket pocket, he walks towards the front door. Suddenly he is approached from behind, and feels a tap on his shoulder. </text:p>
      <text:p text:style-name="P15"><text:tab/>“<text:span text:style-name="T10">Oh, hi officer, did I do something wrong?”</text:span></text:p>
      <text:p text:style-name="P15"><text:tab/>“<text:span text:style-name="T10">Well, I hope not, I just want to talk to you for a few minutes, do you have <text:tab/>time, right now?”</text:span></text:p>
      <text:p text:style-name="P15"><text:tab/>“<text:span text:style-name="T10">Yes sir, my time is your time.”</text:span></text:p>
      <text:p text:style-name="P15"><text:soft-page-break/><text:tab/>“<text:span text:style-name="T10">Thanks, can we go set in my patrol car, it’s kind of nippy out this morning.”</text:span></text:p>
      <text:p text:style-name="P15"><text:tab/>“<text:span text:style-name="T10">Yeah, that’s a great idea, I’ll follow you.”</text:span></text:p>
      <text:p text:style-name="P15"><text:tab/><text:span text:style-name="T10">They head in the direction of the car, when voices came from the officers radio, he pauses for a second to listen to the call coming over the speaker. It was loud enough for both of them to hear.</text:span></text:p>
      <text:p text:style-name="P15"><text:tab/>“<text:span text:style-name="T10">Sorry, our talk will have to wait, I’ve got a call to get to in town, here is my card, can you call me tomorrow morning around this time, and maybe we can meet and have our talk.”</text:span></text:p>
      <text:p text:style-name="P15"><text:tab/>“<text:span text:style-name="T10">Sure, that works for me, see you tomorrow.”</text:span></text:p>
      <text:p text:style-name="P15"><text:tab/><text:span text:style-name="T10">The officer speeds away, and Jack heads inside to get his supplies. While searching for what he needs, he can’t help but wonder what the police want to talk to him about. He knows he’s been careful the last few days not to make any mistakes, while setting up his recent crimes. He is not worried, and thinks no more about it, the rest of the day. </text:span></text:p>
      <text:p text:style-name="P15"><text:tab/><text:span text:style-name="T11">Completing everything on his list, Jack heads out to the parking lot to put his stuff in the trunk, before going to the diner right in the same parking lot. “I might as well grab some breakfast, while I’m out. Will save me time at home, and give me more time to work on my next adventure.” </text:span></text:p>
      <text:p text:style-name="P15"><text:tab/><text:span text:style-name="T12">Returning home, Jack opens the door and just as he’s stepping inside, he hears someone yell his name from the street. He turns, and sees the same police officer from the hardware store, earlier this morning. </text:span></text:p>
      <text:p text:style-name="P15"><text:tab/>“<text:span text:style-name="T12">How did you know where I live?”</text:span></text:p>
      <text:p text:style-name="P15"><text:tab/>“<text:span text:style-name="T12">Ran your plate after I finished, that call I received, when we were about to have our talk.”</text:span></text:p>
      <text:p text:style-name="P15"><text:tab/>“<text:span text:style-name="T12">I thought you wanted me to call you in the morning?”</text:span></text:p>
      <text:p text:style-name="P15"><text:tab/>“<text:span text:style-name="T12">Oh, right, I forgot I said that, sorry, I had some time between calls, and was in your area, so I thought I would see if you were home.”</text:span></text:p>
      <text:p text:style-name="P15"><text:tab/>“<text:span text:style-name="T12">What’s so important that you thought you needed to get our talk in, today?”</text:span></text:p>
      <text:p text:style-name="P15"/>
      <text:p text:style-name="P15"><text:tab/>“<text:span text:style-name="T12">May I come in, and I can fill you in?”</text:span></text:p>
      <text:p text:style-name="P15"><text:tab/>“<text:span text:style-name="T12">Sure, might as well get it over with, so I can get back to what I was doing.”</text:span></text:p>
      <text:p text:style-name="P15"><text:tab/>“<text:span text:style-name="T12">Wait here a sec, I’ll be right back, and then we can get down to what ever it is you need to see me about.”</text:span></text:p>
      <text:p text:style-name="P15"><text:soft-page-break/><text:tab/><text:span text:style-name="T12">Of course, Jack had to step inside and make sure nothing was displayed in the house. He slid some papers he was looking at, under the cushion of the couch. </text:span></text:p>
      <text:p text:style-name="P15"><text:tab/>“<text:span text:style-name="T13">OK officer, it’s safe to enter, come on over here and sit a spell, tell me what’s on your mind.’</text:span></text:p>
      <text:p text:style-name="P15"><text:tab/>“<text:span text:style-name="T13">Safe, well I wasn’t expecting to come across anything harmful, while I was visiting you.:</text:span></text:p>
      <text:p text:style-name="P15"><text:tab/>“<text:span text:style-name="T13">Figure of speech, officer, I mean no harm, just making small talk.” Have a seat.”</text:span></text:p>
      <text:p text:style-name="P16"><text:tab/>“<text:span text:style-name="T14">I wanted to talk to you about the incident in the coffee house a few days ago. I understand you might have been there when the victim was knocked to the floor, and hit his head, which caused his demise. </text:span></text:p>
      <text:p text:style-name="P18"><text:tab/>“Where you there?”<text:tab/></text:p>
      <text:p text:style-name="P18"><text:tab/>“Sure was, but I left before he fell” “I can tell you what I heard them discussing.”</text:p>
      <text:p text:style-name="P18"><text:tab/>“Please, tell me what you heard.” Too bad you had left, before the detective had a chance to talk with you at the scene.”</text:p>
      <text:p text:style-name="P18"><text:tab/>“Yeah, what a shame.” <text:s/></text:p>
      <text:p text:style-name="P16"><text:tab/>“<text:span text:style-name="T15">What I heard them talking about was one of the guys accusing the other of having an affair with his wife.”</text:span></text:p>
      <text:p text:style-name="P16"><text:tab/>“<text:span text:style-name="T15">There was a lot of yelling going back and forth, and swearing, until a manager came from the back room and tried to stop the blowup between the two men.”, That’s when I decided to leave, for fear of some bystander getting mixed up, by no fault of their own.” </text:span></text:p>
      <text:p text:style-name="P16"><text:tab/>“<text:span text:style-name="T16">Good information, thanks for sharing this with me.”</text:span></text:p>
      <text:p text:style-name="P16"><text:tab/>“<text:span text:style-name="T16">I’ll be on my way now, thanks again for talking to me.”</text:span></text:p>
      <text:p text:style-name="P16"><text:tab/><text:span text:style-name="T16">I was glad to see him leave, he was staring to make me irk me with his questions. Nothing I hate more, than to be talking to the cops. I sure don’t need any trouble to spoil my plans to take this town apart. My next adventure will show then whose boss. </text:span></text:p>
      <text:p text:style-name="P17"><text:s/><text:span text:style-name="T17">The office is gone, now I can get down to business. I need to look over the supplies I got at the hardware store. I need to assemble some a few things, and head back over to the Post office, and finish what I started. </text:span></text:p>
      <text:p text:style-name="P20"><text:tab/>I wait until dusk to head to the Post Office. Arriving, I see the vertical, I knew would still be in the parking lot. The person always leaves later than the rest. He stays alone to clean up the final mail for the day. </text:p>
      <text:p text:style-name="P20"><text:soft-page-break/><text:tab/>His car is in a dark part of the lot, and will give me the cover to open the trunk, and put the items inside. They need to be hidden, but not completely out of site. I want them to be found at some point. </text:p>
      <text:p text:style-name="P21"><text:tab/>Securing the trunk, I go back to my car, and slowly drive from the parking lot, to the opposite side of the street. I’ll stay at a distance, and wait to make sure he leaves, then I will follow him to his house, across town, to set the final plan in motion.</text:p>
      <text:p text:style-name="P21"><text:tab/>I keep my distance behind his car, just enough to not be noticed. He is not going the way I expected, so he must be making another stop, before going to his house. That’s OK, I have all night to sit and wait for him, if he stops off somewhere for a drink, or what ever. </text:p>
      <text:p text:style-name="P21"><text:tab/>Finally, he <text:span text:style-name="T18">gets</text:span> to his house, I park a block away. <text:span text:style-name="T19">I’m going to sit here to observe for a while, and see if he comes back out, as I’m sure he will, when I call his phone, pretending to be someone else. That will be the final part of my plan, for his adventure. </text:span><text:s/></text:p>
      <text:p text:style-name="P21"><text:tab/><text:span text:style-name="T20">Waiting for just a few minutes, I make the call, which brings him running out. </text:span></text:p>
      <text:p text:style-name="P22">The call will send him back to the Post Office, and that’s when the fun begins, at least I will think so. </text:p>
      <text:p text:style-name="P22"><text:tab/>I’ve also made a call to 911, as part of this adventure. I used my burner phone, so the call can’t be traced back to me. The timing of the call, should <text:span text:style-name="T21">corespondent</text:span> with his arrival at the Post Office. If things go as planned, he will be caught smack dab in the middle of it all. </text:p>
      <text:p text:style-name="P22"><text:tab/><text:span text:style-name="T22">He will be caught with stuff in his trunk, that he doesn’t even know is there. This will get him in trouble with the law, who will be showing up soon. He want even know what hit him. </text:span></text:p>
      <text:p text:style-name="P22"><text:tab/><text:span text:style-name="T23">The police show up, and notice his car parked in front of the building. The call they are responding to, is from the 911 call I made, saying there was an armed robbery in progress. </text:span></text:p>
      <text:p text:style-name="P22"><text:tab/><text:span text:style-name="T23">They approached him, and asks what he’s doing here. He tells him this is his place of employment. </text:span></text:p>
      <text:p text:style-name="P22"><text:tab/>“<text:span text:style-name="T23">Are you aware there is a robbery going on here?”</text:span></text:p>
      <text:p text:style-name="P22"><text:tab/>“<text:span text:style-name="T23">No sir, have no knowledge of it”<text:tab/></text:span></text:p>
      <text:p text:style-name="P22"><text:tab/>“<text:span text:style-name="T23">We got a 911 call for an armed robbery in progress.”</text:span></text:p>
      <text:p text:style-name="P22"><text:tab/><text:span text:style-name="T23">They continue to question him, and ask to see inside his trunk. Since he has nothing to hide, he gives them permission to open it up.</text:span></text:p>
      <text:p text:style-name="P24">He has no idea there is actually something in there, that’s going to change his world. </text:p>
      <text:p text:style-name="P24"/>
      <text:p text:style-name="P24"/>
      <text:p text:style-name="P24"><text:soft-page-break/>One of the officers asks for his key, to unlock the trunk of his car. He hands it over, and stands back behind the officers, while they proceed to open it up. </text:p>
      <text:p text:style-name="P16"/>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M Sans 12" svg:font-family="'LM Sans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6:27:37.521212701</meta:creation-date>
    <dc:date>2018-12-08T19:20:19.505000928</dc:date>
    <meta:editing-duration>PT1H55M27S</meta:editing-duration>
    <meta:editing-cycles>27</meta:editing-cycles>
    <meta:generator>LibreOffice/5.2.7.2$Linux_X86_64 LibreOffice_project/20m0$Build-2</meta:generator>
    <meta:document-statistic meta:table-count="0" meta:image-count="0" meta:object-count="0" meta:page-count="7" meta:paragraph-count="74" meta:word-count="2719" meta:character-count="14053" meta:non-whitespace-character-count="11291"/>
  </office:meta>
</office:document-meta>
</file>